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style:protect="position size"/>
    </style:style>
    <style:style style:name="gr2" style:family="graphic" style:parent-style-name="objectwithoutfill">
      <style:graphic-properties draw:stroke="dash" draw:stroke-dash="Ultrafine_20_Dashed" svg:stroke-width="0cm" svg:stroke-color="#999999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306cm"/>
    </style:style>
    <style:style style:name="gr4" style:family="graphic" style:parent-style-name="standard">
      <style:graphic-properties draw:stroke="none" svg:stroke-color="#000000" draw:fill="none" draw:fill-color="#ffffff" fo:min-height="1.135cm"/>
    </style:style>
    <style:style style:name="gr5" style:family="graphic" style:parent-style-name="standard">
      <style:graphic-properties draw:stroke="none" svg:stroke-color="#000000" draw:fill="none" draw:fill-color="#ffffff" fo:min-height="1.219cm"/>
    </style:style>
    <style:style style:name="gr6" style:family="graphic" style:parent-style-name="standard">
      <style:graphic-properties draw:stroke="none" svg:stroke-color="#000000" draw:fill="none" draw:fill-color="#ffffff" fo:min-height="1.6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style:text-autospace="none"/>
    </style:style>
    <style:style style:name="P4" style:family="paragraph">
      <style:paragraph-properties fo:line-height="100%" fo:text-align="center" style:text-autospace="none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justify" style:text-autospace="none"/>
    </style:style>
    <style:style style:name="P8" style:family="paragraph">
      <style:paragraph-properties fo:line-height="98%" fo:text-align="center" style:text-autospace="none"/>
    </style:style>
    <style:style style:name="P9" style:family="paragraph">
      <style:paragraph-properties fo:text-align="center" style:text-autospace="none"/>
    </style:style>
    <style:style style:name="P10" style:family="paragraph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top="0.064cm" fo:margin-bottom="0cm" fo:line-height="91%" fo:text-align="justify" style:text-autospace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6pt" fo:letter-spacing="0.044cm" fo:font-style="normal" fo:text-shadow="none" style:text-underline-style="none" fo:font-weight="bold" style:letter-kerning="true" style:font-family-asian="Arial" style:font-family-generic-asian="swiss" style:font-pitch-asian="variable" style:font-size-asian="6pt" style:font-style-asian="normal" style:font-weight-asian="bold" style:font-family-complex="Arial" style:font-family-generic-complex="swiss" style:font-pitch-complex="variable" style:font-size-complex="3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6pt" fo:letter-spacing="0.039cm" fo:font-style="normal" fo:text-shadow="none" style:text-underline-style="none" fo:font-weight="bold" style:letter-kerning="true" style:font-family-asian="Arial" style:font-family-generic-asian="swiss" style:font-pitch-asian="variable" style:font-size-asian="6pt" style:font-style-asian="normal" style:font-weight-asian="bold" style:font-family-complex="Arial" style:font-family-generic-complex="swiss" style:font-pitch-complex="variable" style:font-size-complex="3.4000000953674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6pt" fo:letter-spacing="0.049cm" fo:font-style="normal" fo:text-shadow="none" style:text-underline-style="none" fo:font-weight="bold" style:letter-kerning="true" style:font-family-asian="Arial" style:font-family-generic-asian="swiss" style:font-pitch-asian="variable" style:font-size-asian="6pt" style:font-style-asian="normal" style:font-weight-asian="bold" style:font-family-complex="Arial" style:font-family-generic-complex="swiss" style:font-pitch-complex="variable" style:font-size-complex="3.4000000953674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" style:font-family-generic="swiss" style:font-pitch="variable" fo:font-size="6pt" fo:letter-spacing="0.035cm" fo:font-style="normal" fo:text-shadow="none" style:text-underline-style="none" fo:font-weight="bold" style:letter-kerning="true" style:font-family-asian="Arial" style:font-family-generic-asian="swiss" style:font-pitch-asian="variable" style:font-size-asian="6pt" style:font-style-asian="normal" style:font-weight-asian="bold" style:font-family-complex="Arial" style:font-family-generic-complex="swiss" style:font-pitch-complex="variable" style:font-size-complex="3.4000000953674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fo:font-family="Arial" style:font-family-generic="swiss" style:font-pitch="variable" fo:font-size="10pt" fo:font-weight="bold" style:font-family-asian="Arial" style:font-family-generic-asian="swiss" style:font-pitch-asian="variable" style:font-size-asian="10pt" style:font-weight-asian="bold" style:font-family-complex="Arial" style:font-family-generic-complex="swiss" style:font-pitch-complex="variable" style:font-size-complex="10pt" style:font-weight-complex="bold"/>
    </style:style>
    <style:style style:name="T7" style:family="text">
      <style:text-properties fo:color="#000000" fo:font-family="Arial" style:font-family-generic="swiss" style:font-pitch="variable" fo:font-size="10pt" fo:letter-spacing="-0.007cm" fo:font-weight="bold" style:font-family-asian="Arial" style:font-family-generic-asian="swiss" style:font-pitch-asian="variable" style:font-size-asian="10pt" style:font-weight-asian="bold" style:font-family-complex="Arial" style:font-family-generic-complex="swiss" style:font-pitch-complex="variable" style:font-size-complex="10pt" style:font-weight-complex="bold"/>
    </style:style>
    <style:style style:name="T8" style:family="text"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letter-kerning="true" style:font-family-asian="Arial" style:font-family-generic-asian="swiss" style:font-pitch-asian="variable" style:font-size-asian="10pt" style:font-style-asian="normal" style:font-weight-asian="bold" style:font-family-complex="Arial" style:font-family-generic-complex="swiss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Arial" style:font-family-generic="swiss" style:font-pitch="variable" fo:font-size="10pt" fo:letter-spacing="-0.004cm" fo:font-style="normal" fo:text-shadow="none" style:text-underline-style="none" fo:font-weight="bold" style:letter-kerning="true" style:font-family-asian="Arial" style:font-family-generic-asian="swiss" style:font-pitch-asian="variable" style:font-size-asian="10pt" style:font-style-asian="normal" style:font-weight-asian="bold" style:font-family-complex="Arial" style:font-family-generic-complex="swiss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fo:font-family="Arial" style:font-family-generic="swiss" style:font-pitch="variable" fo:font-size="10pt" fo:letter-spacing="-0.004cm" fo:font-weight="bold" style:font-family-asian="Arial" style:font-family-generic-asian="swiss" style:font-pitch-asian="variable" style:font-size-asian="10pt" style:font-weight-asian="bold" style:font-family-complex="Arial" style:font-family-generic-complex="swiss" style:font-pitch-complex="variable" style:font-size-complex="10pt" style:font-weight-complex="bold"/>
    </style:style>
    <style:style style:name="T11" style:family="text">
      <style:text-properties fo:color="#000000" style:text-outline="false" style:text-line-through-style="none" fo:font-family="Arial" style:font-family-generic="swiss" style:font-pitch="variable" fo:font-size="10pt" fo:letter-spacing="-0.009cm" fo:font-style="normal" fo:text-shadow="none" style:text-underline-style="none" fo:font-weight="bold" style:letter-kerning="true" style:font-family-asian="Arial" style:font-family-generic-asian="swiss" style:font-pitch-asian="variable" style:font-size-asian="10pt" style:font-style-asian="normal" style:font-weight-asian="bold" style:font-family-complex="Arial" style:font-family-generic-complex="swiss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Arial" style:font-family-generic="swiss" style:font-pitch="variable" fo:font-size="6pt" fo:letter-spacing="0.046cm" fo:font-style="normal" fo:text-shadow="none" style:text-underline-style="none" fo:font-weight="bold" style:letter-kerning="true" style:font-family-asian="Arial" style:font-family-generic-asian="swiss" style:font-pitch-asian="variable" style:font-size-asian="6pt" style:font-style-asian="normal" style:font-weight-asian="bold" style:font-family-complex="Arial" style:font-family-generic-complex="swiss" style:font-pitch-complex="variable" style:font-size-complex="3.40000009536743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Arial" style:font-family-generic="swiss" style:font-pitch="variable" fo:font-size="6pt" fo:letter-spacing="0.056cm" fo:font-style="normal" fo:text-shadow="none" style:text-underline-style="none" fo:font-weight="bold" style:letter-kerning="true" style:font-family-asian="Arial" style:font-family-generic-asian="swiss" style:font-pitch-asian="variable" style:font-size-asian="6pt" style:font-style-asian="normal" style:font-weight-asian="bold" style:font-family-complex="Arial" style:font-family-generic-complex="swiss" style:font-pitch-complex="variable" style:font-size-complex="3.4000000953674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0.762cm" svg:y1="1.499cm" svg:x2="27.178cm" svg:y2="1.499cm">
            <text:p/>
          </draw:line>
          <draw:line draw:style-name="gr2" draw:text-style-name="P1" draw:layer="layout" svg:x1="0.762cm" svg:y1="5.055cm" svg:x2="27.178cm" svg:y2="5.055cm">
            <text:p/>
          </draw:line>
          <draw:line draw:style-name="gr2" draw:text-style-name="P1" draw:layer="layout" svg:x1="0.762cm" svg:y1="8.611cm" svg:x2="27.178cm" svg:y2="8.611cm">
            <text:p/>
          </draw:line>
          <draw:line draw:style-name="gr2" draw:text-style-name="P1" draw:layer="layout" svg:x1="0.762cm" svg:y1="12.192cm" svg:x2="27.178cm" svg:y2="12.167cm">
            <text:p/>
          </draw:line>
          <draw:line draw:style-name="gr2" draw:text-style-name="P1" draw:layer="layout" svg:x1="0.762cm" svg:y1="1.499cm" svg:x2="0.762cm" svg:y2="19.279cm">
            <text:p/>
          </draw:line>
          <draw:line draw:style-name="gr2" draw:text-style-name="P1" draw:layer="layout" svg:x1="7.366cm" svg:y1="1.499cm" svg:x2="7.366cm" svg:y2="19.279cm">
            <text:p/>
          </draw:line>
          <draw:line draw:style-name="gr2" draw:text-style-name="P1" draw:layer="layout" svg:x1="27.178cm" svg:y1="1.499cm" svg:x2="27.178cm" svg:y2="19.279cm">
            <text:p/>
          </draw:line>
          <draw:line draw:style-name="gr2" draw:text-style-name="P1" draw:layer="layout" svg:x1="13.97cm" svg:y1="1.499cm" svg:x2="13.97cm" svg:y2="19.279cm">
            <text:p/>
          </draw:line>
          <draw:line draw:style-name="gr2" draw:text-style-name="P1" draw:layer="layout" svg:x1="20.574cm" svg:y1="1.499cm" svg:x2="20.574cm" svg:y2="19.279cm">
            <text:p/>
          </draw:line>
          <draw:line draw:style-name="gr2" draw:text-style-name="P1" draw:layer="layout" svg:x1="0.762cm" svg:y1="15.748cm" svg:x2="27.178cm" svg:y2="15.723cm">
            <text:p/>
          </draw:line>
          <draw:line draw:style-name="gr2" draw:text-style-name="P1" draw:layer="layout" svg:x1="0.762cm" svg:y1="19.304cm" svg:x2="27.178cm" svg:y2="19.279cm">
            <text:p/>
          </draw:line>
        </draw:g>
        <draw:frame draw:style-name="gr3" draw:text-style-name="P2" draw:layer="layout" svg:width="6.604cm" svg:height="3.556cm" svg:x="0.762cm" svg:y="1.524cm">
          <draw:text-box>
            <text:p text:style-name="P1"><text:span text:style-name="T1">EXCELLENT CONDITIONS</text:span></text:p>
          </draw:text-box>
        </draw:frame>
        <draw:frame draw:style-name="gr3" draw:text-style-name="P2" draw:layer="layout" svg:width="6.604cm" svg:height="3.556cm" svg:x="7.366cm" svg:y="1.524cm">
          <draw:text-box>
            <text:p text:style-name="P1"><text:span text:style-name="T1">EXCELLENT CONDITIONS</text:span></text:p>
          </draw:text-box>
        </draw:frame>
        <draw:frame draw:style-name="gr4" draw:text-style-name="P2" draw:layer="layout" svg:width="6.604cm" svg:height="1.385cm" svg:x="0.762cm" svg:y="6.731cm">
          <draw:text-box>
            <text:p text:style-name="P3"><text:span text:style-name="T2">HEADWALL and SUICIDE closed. At </text:span><text:span text:style-name="T3">their turn, skiers on these trails re</text:span><text:span text:style-name="T4">turn to SUMMIT HOUSE and start </text:span><text:span text:style-name="T5">skiing another trail.</text:span></text:p>
          </draw:text-box>
        </draw:frame>
        <draw:frame draw:style-name="gr5" draw:text-style-name="P5" draw:layer="layout" svg:width="6.604cm" svg:height="1.469cm" svg:x="0.762cm" svg:y="5.092cm">
          <draw:text-box>
            <text:p text:style-name="P4"><text:span text:style-name="T6">SKI CONDITIONS</text:span></text:p>
            <text:p text:style-name="P4"><text:span text:style-name="T6"/></text:p>
            <text:p text:style-name="P4"><text:span text:style-name="T6">BLUE ICE</text:span></text:p>
          </draw:text-box>
        </draw:frame>
        <draw:frame draw:style-name="gr4" draw:text-style-name="P2" draw:layer="layout" svg:width="6.604cm" svg:height="1.385cm" svg:x="7.366cm" svg:y="10.414cm">
          <draw:text-box>
            <text:p text:style-name="P3"><text:span text:style-name="T3">BEAR sighted on this trail. At their turn, skiers on PAUL'S FOLLY return to SUMMIT HOUSE and start skiing another trail.</text:span></text:p>
          </draw:text-box>
        </draw:frame>
        <draw:frame draw:style-name="gr5" draw:text-style-name="P6" draw:layer="layout" svg:width="6.604cm" svg:height="1.469cm" svg:x="7.366cm" svg:y="8.636cm">
          <draw:text-box>
            <text:p text:style-name="P4"><text:span text:style-name="T6">SKI CONDITIONS</text:span></text:p>
            <text:p text:style-name="P4"><text:span text:style-name="T6"/></text:p>
            <text:p text:style-name="P4"><text:span text:style-name="T7">PAUL'S </text:span><text:span text:style-name="T6">FOLLY</text:span><text:span text:style-name="T7"> CLOSED</text:span></text:p>
          </draw:text-box>
        </draw:frame>
        <draw:frame draw:style-name="gr4" draw:text-style-name="P2" draw:layer="layout" svg:width="6.604cm" svg:height="1.385cm" svg:x="0.762cm" svg:y="10.275cm">
          <draw:text-box>
            <text:p text:style-name="P7"><text:span text:style-name="T3">Skiers landing on red spaces lose 10 GROSCHEN. (select SITZMARK CARD as usual).</text:span></text:p>
          </draw:text-box>
        </draw:frame>
        <draw:frame draw:style-name="gr4" draw:text-style-name="P5" draw:layer="layout" svg:width="6.604cm" svg:height="1.385cm" svg:x="0.762cm" svg:y="9.017cm">
          <draw:text-box>
            <text:p text:style-name="P8"><text:span text:style-name="T8">POOR SKIING CONDITIONS</text:span></text:p>
          </draw:text-box>
        </draw:frame>
        <draw:frame draw:style-name="gr4" draw:text-style-name="P2" draw:layer="layout" svg:width="6.604cm" svg:height="1.385cm" svg:x="7.366cm" svg:y="6.719cm">
          <draw:text-box>
            <text:p text:style-name="P3"><text:span text:style-name="T3">Skiers must have WAX or move at 1/2 speed on trails (roll one dice). If WAX is used, skiers return WAX to SKI SHOPPE upon reaching BASE if this card is still in effect.</text:span></text:p>
          </draw:text-box>
        </draw:frame>
        <draw:frame draw:style-name="gr4" draw:text-style-name="P5" draw:layer="layout" svg:width="6.604cm" svg:height="1.385cm" svg:x="7.366cm" svg:y="5.473cm">
          <draw:text-box>
            <text:p text:style-name="P9"><text:span text:style-name="T9">SPRING SKIING CONDITIONS</text:span></text:p>
          </draw:text-box>
        </draw:frame>
        <draw:frame draw:style-name="gr5" draw:text-style-name="P5" draw:layer="layout" svg:width="6.604cm" svg:height="1.469cm" svg:x="13.97cm" svg:y="5.08cm">
          <draw:text-box>
            <text:p text:style-name="P4"><text:span text:style-name="T9">SKI CONDITIONS</text:span></text:p>
            <text:p text:style-name="P4"><text:span text:style-name="T9"/></text:p>
            <text:p text:style-name="P4"><text:span text:style-name="T9">AVALANCHE ON SUGARLOAF</text:span></text:p>
          </draw:text-box>
        </draw:frame>
        <draw:frame draw:style-name="gr5" draw:text-style-name="P5" draw:layer="layout" svg:width="6.604cm" svg:height="1.469cm" svg:x="13.97cm" svg:y="8.697cm">
          <draw:text-box>
            <text:p text:style-name="P4"><text:span text:style-name="T9">SKI CONDITIONS</text:span></text:p>
            <text:p text:style-name="P4"><text:span text:style-name="T9"/></text:p>
            <text:p text:style-name="P4"><text:span text:style-name="T9">BITING COLD</text:span></text:p>
          </draw:text-box>
        </draw:frame>
        <draw:frame draw:style-name="gr5" draw:text-style-name="P5" draw:layer="layout" svg:width="6.604cm" svg:height="1.469cm" svg:x="0.762cm" svg:y="12.192cm">
          <draw:text-box>
            <text:p text:style-name="P4"><text:span text:style-name="T9">SKI CONDITIONS</text:span></text:p>
            <text:p text:style-name="P4"><text:span text:style-name="T9"/></text:p>
            <text:p text:style-name="P4"><text:span text:style-name="T9">WET STICKY SNOW</text:span></text:p>
          </draw:text-box>
        </draw:frame>
        <draw:frame draw:style-name="gr5" draw:text-style-name="P5" draw:layer="layout" svg:width="6.604cm" svg:height="1.469cm" svg:x="7.366cm" svg:y="12.204cm">
          <draw:text-box>
            <text:p text:style-name="P4"><text:span text:style-name="T9">SKI CONDITIONS</text:span></text:p>
            <text:p text:style-name="P4"><text:span text:style-name="T9"/></text:p>
            <text:p text:style-name="P4"><text:span text:style-name="T9">RAIN</text:span></text:p>
          </draw:text-box>
        </draw:frame>
        <draw:frame draw:style-name="gr5" draw:text-style-name="P10" draw:layer="layout" svg:width="6.604cm" svg:height="1.469cm" svg:x="13.97cm" svg:y="12.204cm">
          <draw:text-box>
            <text:p text:style-name="P4"><text:span text:style-name="T10">SKI</text:span><text:span text:style-name="T9"> CONDITIONS</text:span></text:p>
            <text:p text:style-name="P4"><text:span text:style-name="T9"/></text:p>
            <text:p text:style-name="P4"><text:span text:style-name="T9">TWO INCHES NEW POWDER</text:span></text:p>
          </draw:text-box>
        </draw:frame>
        <draw:frame draw:style-name="gr5" draw:text-style-name="P5" draw:layer="layout" svg:width="6.604cm" svg:height="1.469cm" svg:x="0.762cm" svg:y="15.76cm">
          <draw:text-box>
            <text:p text:style-name="P4"><text:span text:style-name="T9">SKI CONDITIONS</text:span></text:p>
            <text:p text:style-name="P4"><text:span text:style-name="T9"/></text:p>
            <text:p text:style-name="P4"><text:span text:style-name="T9">DRIVING SNOW STORM</text:span></text:p>
          </draw:text-box>
        </draw:frame>
        <draw:frame draw:style-name="gr5" draw:text-style-name="P5" draw:layer="layout" svg:width="6.604cm" svg:height="1.469cm" svg:x="7.366cm" svg:y="15.76cm">
          <draw:text-box>
            <text:p text:style-name="P4"><text:span text:style-name="T9">SKI CONDITIONS</text:span></text:p>
            <text:p text:style-name="P4"><text:span text:style-name="T9"/></text:p>
            <text:p text:style-name="P4"><text:span text:style-name="T9">TEMPERATURE DROP</text:span></text:p>
          </draw:text-box>
        </draw:frame>
        <draw:frame draw:style-name="gr5" draw:text-style-name="P5" draw:layer="layout" svg:width="6.604cm" svg:height="1.469cm" svg:x="13.97cm" svg:y="15.76cm">
          <draw:text-box>
            <text:p text:style-name="P4"><text:span text:style-name="T9">SKI CONDITIONS</text:span></text:p>
            <text:p text:style-name="P4"><text:span text:style-name="T9"/></text:p>
            <text:p text:style-name="P4"><text:span text:style-name="T9">FREEZING RAIN</text:span></text:p>
          </draw:text-box>
        </draw:frame>
        <draw:frame draw:style-name="gr5" draw:text-style-name="P5" draw:layer="layout" svg:width="6.604cm" svg:height="1.469cm" svg:x="20.574cm" svg:y="8.636cm">
          <draw:text-box>
            <text:p text:style-name="P4"><text:span text:style-name="T9">SKI CONDITIONS</text:span></text:p>
            <text:p text:style-name="P4"><text:span text:style-name="T9"/></text:p>
            <text:p text:style-name="P4"><text:span text:style-name="T9">ICY TRAILS</text:span></text:p>
          </draw:text-box>
        </draw:frame>
        <draw:frame draw:style-name="gr5" draw:text-style-name="P5" draw:layer="layout" svg:width="6.604cm" svg:height="1.469cm" svg:x="20.574cm" svg:y="12.192cm">
          <draw:text-box>
            <text:p text:style-name="P4"><text:span text:style-name="T9">SKI CONDITIONS</text:span></text:p>
            <text:p text:style-name="P4"><text:span text:style-name="T9"/></text:p>
            <text:p text:style-name="P4"><text:span text:style-name="T9">SNOW FLURRIES</text:span></text:p>
          </draw:text-box>
        </draw:frame>
        <draw:frame draw:style-name="gr6" draw:text-style-name="P5" draw:layer="layout" svg:width="6.604cm" svg:height="1.875cm" svg:x="20.574cm" svg:y="15.748cm">
          <draw:text-box>
            <text:p text:style-name="P4"><text:span text:style-name="T9">SKI CONDITIONS</text:span></text:p>
            <text:p text:style-name="P4"><text:span text:style-name="T9"/></text:p>
            <text:p text:style-name="P4"><text:span text:style-name="T9">DEEP POWDER ON </text:span><text:span text:style-name="T11">SUGARLOAF AND EDELWEISS</text:span></text:p>
          </draw:text-box>
        </draw:frame>
        <draw:frame draw:style-name="gr4" draw:text-style-name="P2" draw:layer="layout" svg:width="6.604cm" svg:height="1.385cm" svg:x="13.97cm" svg:y="6.731cm">
          <draw:text-box>
            <text:p text:style-name="P3"><text:span text:style-name="T3">At their turn, skiers on this trail return to BASE. Do not collect trail GROSCHEN.</text:span></text:p>
          </draw:text-box>
        </draw:frame>
        <draw:frame draw:style-name="gr4" draw:text-style-name="P2" draw:layer="layout" svg:width="6.604cm" svg:height="1.385cm" svg:x="13.97cm" svg:y="10.299cm">
          <draw:text-box>
            <text:p text:style-name="P3"><text:span text:style-name="T3">Hot mulled wine at LODGE. All skiers awarded 15 extra GROSCHEN when arriving at BASE while this card is in effect.</text:span></text:p>
          </draw:text-box>
        </draw:frame>
        <draw:frame draw:style-name="gr4" draw:text-style-name="P2" draw:layer="layout" svg:width="6.604cm" svg:height="1.385cm" svg:x="20.574cm" svg:y="10.299cm">
          <draw:text-box>
            <text:p text:style-name="P11"><text:span text:style-name="T3">Skiers move at 1/2 speed on trails. Skiers on lift take 2 sips and proceed.</text:span></text:p>
          </draw:text-box>
        </draw:frame>
        <draw:frame draw:style-name="gr4" draw:text-style-name="P2" draw:layer="layout" svg:width="6.604cm" svg:height="1.385cm" svg:x="13.97cm" svg:y="14.097cm">
          <draw:text-box>
            <text:p><text:span text:style-name="T3">All skiers awarded 10 extra GROSCHEN upon reaching BASE while his card is in effect.</text:span></text:p>
          </draw:text-box>
        </draw:frame>
        <draw:frame draw:style-name="gr4" draw:text-style-name="P2" draw:layer="layout" svg:width="6.604cm" svg:height="1.385cm" svg:x="20.574cm" svg:y="14.097cm">
          <draw:text-box>
            <text:p text:style-name="P3"><text:span text:style-name="T3">Skiers must have GOGGLES or move at 1/2 speed on trails.(roll one dice only).</text:span></text:p>
          </draw:text-box>
        </draw:frame>
        <draw:frame draw:style-name="gr4" draw:text-style-name="P2" draw:layer="layout" svg:width="6.604cm" svg:height="1.385cm" svg:x="13.97cm" svg:y="17.665cm">
          <draw:text-box>
            <text:p text:style-name="P3"><text:span text:style-name="T3">SKI LIFT jams. Skiers on LIFT may not move and skiers may not enter LIFT. Sip at will.</text:span></text:p>
          </draw:text-box>
        </draw:frame>
        <draw:frame draw:style-name="gr4" draw:text-style-name="P2" draw:layer="layout" svg:width="6.604cm" svg:height="1.385cm" svg:x="20.574cm" svg:y="17.665cm">
          <draw:text-box>
            <text:p text:style-name="P3"><text:span text:style-name="T12">Skiers on these trails awarded 15 </text:span><text:span text:style-name="T13">extra GROSCHEN upon reaching </text:span><text:span text:style-name="T5">BASE.</text:span></text:p>
          </draw:text-box>
        </draw:frame>
        <draw:frame draw:style-name="gr4" draw:text-style-name="P2" draw:layer="layout" svg:width="6.604cm" svg:height="1.385cm" svg:x="0.762cm" svg:y="14.109cm">
          <draw:text-box>
            <text:p text:style-name="P3"><text:span text:style-name="T3">SUGARLOAF AND EDEIWEISS closed. At their turn, skiers on these trails return to SUMMIT HOUSE and start skiing another trail.</text:span></text:p>
          </draw:text-box>
        </draw:frame>
        <draw:frame draw:style-name="gr4" draw:text-style-name="P2" draw:layer="layout" svg:width="6.604cm" svg:height="1.385cm" svg:x="7.366cm" svg:y="14.109cm">
          <draw:text-box>
            <text:p text:style-name="P7"><text:span text:style-name="T3">1. <text:s/>All skiers proceed immediately to BASE.</text:span></text:p>
            <text:p text:style-name="P7"><text:span text:style-name="T3">2. <text:s/>Do not collect trail GROSCHEN.</text:span></text:p>
            <text:p text:style-name="P7"><text:span text:style-name="T3">3. <text:s/>Turn up next SKI CONDITION CARD.</text:span></text:p>
          </draw:text-box>
        </draw:frame>
        <draw:frame draw:style-name="gr4" draw:text-style-name="P2" draw:layer="layout" svg:width="6.604cm" svg:height="1.385cm" svg:x="0.762cm" svg:y="17.78cm">
          <draw:text-box>
            <text:p text:style-name="P3"><text:span text:style-name="T3">Skiers must have GOGGLES or stop moving on trails. Skiers return GOGGLES to SKI SHOPPE if this card is in effect when reaching BASE.</text:span></text:p>
          </draw:text-box>
        </draw:frame>
        <draw:frame draw:style-name="gr4" draw:text-style-name="P2" draw:layer="layout" svg:width="6.604cm" svg:height="1.385cm" svg:x="7.366cm" svg:y="17.78cm">
          <draw:text-box>
            <text:p text:style-name="P3"><text:span text:style-name="T3">If skiers do not have either —THERMAL UNDERWEAR or FLASK they must proceed directly to BASE, at their turn, without collecting trail GROSCHEN</text:span></text:p>
          </draw:text-box>
        </draw:frame>
        <draw:frame draw:style-name="gr3" draw:text-style-name="P2" draw:layer="layout" svg:width="6.604cm" svg:height="3.556cm" svg:x="13.97cm" svg:y="1.524cm">
          <draw:text-box>
            <text:p text:style-name="P1"><text:span text:style-name="T1">EXCELLENT CONDITIONS</text:span></text:p>
          </draw:text-box>
        </draw:frame>
        <draw:frame draw:style-name="gr3" draw:text-style-name="P2" draw:layer="layout" svg:width="6.604cm" svg:height="3.556cm" svg:x="20.574cm" svg:y="1.524cm">
          <draw:text-box>
            <text:p text:style-name="P1"><text:span text:style-name="T1">EXCELLENT CONDITIONS</text:span></text:p>
          </draw:text-box>
        </draw:frame>
        <draw:frame draw:style-name="gr3" draw:text-style-name="P2" draw:layer="layout" svg:width="6.604cm" svg:height="3.556cm" svg:x="20.574cm" svg:y="5.08cm">
          <draw:text-box>
            <text:p text:style-name="P1"><text:span text:style-name="T1">EXCELLENT CONDI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.524cm" fo:margin-bottom="1.524cm" fo:margin-left="0.762cm" fo:margin-right="0.762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Koenig</meta:initial-creator>
    <meta:creation-date>2016-01-16T09:32:42.78</meta:creation-date>
    <dc:date>2016-01-23T19:11:33.20</dc:date>
    <dc:creator>Paul Koenig</dc:creator>
    <meta:editing-duration>PT1H10M42S</meta:editing-duration>
    <meta:editing-cycles>2</meta:editing-cycles>
    <meta:generator>OpenOffice/4.1.0$Win32 OpenOffice.org_project/410m18$Build-9764</meta:generator>
    <meta:printed-by>Paul Koenig</meta:printed-by>
    <meta:print-date>2016-01-23T18:37:49.20</meta:print-date>
    <meta:document-statistic meta:object-count="47"/>
  </office:meta>
</office:document-meta>
</file>